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ffffff" draw:textarea-horizontal-align="center" draw:textarea-vertical-align="middle" draw:shadow="visibl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dash" draw:stroke-dash="Fine_20_Dott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solid" draw:fill-color="#ffffff" draw:textarea-horizontal-align="center" draw:textarea-vertical-align="middle"/>
    </style:style>
    <style:style style:name="gr7" style:family="graphic" style:parent-style-name="standard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8.943cm" svg:height="4.061cm" svg:x="2.627cm" svg:y="14.8cm">
          <draw:text-box>
            <text:p>リピータは衝突ドメインを</text:p>
            <text:p>電気的に接続する。</text:p>
            <text:p>接続された衝突ドメインの</text:p>
            <text:p>伝送媒体をつなぎ合わせたのと</text:p>
            <text:p>同じであり、全体は</text:p>
            <text:p>一つの衝突ドメインとなる。</text:p>
          </draw:text-box>
        </draw:frame>
        <draw:g>
          <draw:g>
            <draw:ellipse draw:style-name="gr2" draw:text-style-name="P1" draw:layer="layout" svg:width="7cm" svg:height="11.5cm" svg:x="3.5cm" svg:y="2cm">
              <text:p/>
            </draw:ellipse>
            <draw:ellipse draw:style-name="gr3" draw:text-style-name="P1" draw:layer="layout" svg:width="4cm" svg:height="2cm" svg:x="5cm" svg:y="4cm">
              <text:p text:style-name="P1">衝突ドメイン</text:p>
            </draw:ellipse>
            <draw:rect draw:style-name="gr3" draw:text-style-name="P1" draw:layer="layout" svg:width="3cm" svg:height="1cm" svg:x="5.5cm" svg:y="7.5cm">
              <text:p text:style-name="P1">リピータ</text:p>
            </draw:rect>
            <draw:ellipse draw:style-name="gr3" draw:text-style-name="P1" draw:layer="layout" svg:width="4cm" svg:height="2cm" svg:x="5cm" svg:y="9.9cm">
              <text:p text:style-name="P1">衝突ドメイン</text:p>
            </draw:ellipse>
            <draw:line draw:style-name="gr4" draw:text-style-name="P1" draw:layer="layout" svg:x1="7cm" svg:y1="6cm" svg:x2="7cm" svg:y2="7.5cm">
              <text:p/>
            </draw:line>
            <draw:line draw:style-name="gr4" draw:text-style-name="P1" draw:layer="layout" svg:x1="7cm" svg:y1="10cm" svg:x2="7cm" svg:y2="8.5cm">
              <text:p/>
            </draw:line>
          </draw:g>
          <draw:frame draw:style-name="gr1" draw:text-style-name="P2" draw:layer="layout" svg:width="3.774cm" svg:height="0.886cm" svg:x="5.1cm" svg:y="2.814cm">
            <draw:text-box>
              <text:p><text:span text:style-name="T1">衝突ドメイン</text:span></text:p>
            </draw:text-box>
          </draw:frame>
        </draw:g>
        <draw:g>
          <draw:line draw:style-name="gr5" draw:text-style-name="P1" draw:layer="layout" svg:x1="15.5cm" svg:y1="8.5cm" svg:x2="24.5cm" svg:y2="8.5cm">
            <text:p/>
          </draw:line>
          <draw:ellipse draw:style-name="gr3" draw:text-style-name="P1" draw:layer="layout" svg:width="4cm" svg:height="2cm" svg:x="18.2cm" svg:y="4cm">
            <text:p text:style-name="P1">衝突ドメイン</text:p>
          </draw:ellipse>
          <draw:ellipse draw:style-name="gr3" draw:text-style-name="P1" draw:layer="layout" svg:width="4cm" svg:height="2cm" svg:x="17.8cm" svg:y="11.2cm">
            <text:p text:style-name="P1">衝突ドメイン</text:p>
          </draw:ellipse>
          <draw:rect draw:style-name="gr6" draw:text-style-name="P1" draw:layer="layout" svg:width="4.5cm" svg:height="1.5cm" svg:x="17.7cm" svg:y="7.7cm">
            <text:p text:style-name="P1">ブリッジ</text:p>
          </draw:rect>
          <draw:line draw:style-name="gr4" draw:text-style-name="P1" draw:layer="layout" svg:x1="20cm" svg:y1="6.1cm" svg:x2="20cm" svg:y2="7.6cm">
            <text:p/>
          </draw:line>
          <draw:line draw:style-name="gr4" draw:text-style-name="P1" draw:layer="layout" svg:x1="20cm" svg:y1="9.2cm" svg:x2="20cm" svg:y2="11.2cm">
            <text:p/>
          </draw:line>
          <draw:frame draw:style-name="gr1" draw:layer="layout" svg:width="4.384cm" svg:height="1.521cm" svg:x="23cm" svg:y="6.5cm">
            <draw:text-box>
              <text:p>衝突ドメインの</text:p>
              <text:p>境界</text:p>
            </draw:text-box>
          </draw:frame>
          <draw:ellipse draw:style-name="gr7" draw:text-style-name="P1" draw:layer="layout" svg:width="14cm" svg:height="12cm" svg:x="14cm" svg:y="2cm">
            <text:p/>
          </draw:ellipse>
          <draw:frame draw:style-name="gr1" draw:text-style-name="P2" draw:layer="layout" svg:width="4.841cm" svg:height="0.886cm" svg:x="18.5cm" svg:y="2.614cm">
            <draw:text-box>
              <text:p><text:span text:style-name="T1">同じネットワーク</text:span></text:p>
            </draw:text-box>
          </draw:frame>
        </draw:g>
        <draw:frame draw:style-name="gr1" draw:layer="layout" svg:width="9.049cm" svg:height="4.215cm" svg:x="15.5cm" svg:y="14.7cm">
          <draw:text-box>
            <text:p>ブリッジはMACアドレスを学習し</text:p>
            <text:p>衝突ドメインをMACプロトコルで</text:p>
            <text:p>接続する。</text:p>
            <text:p>接続された衝突ドメインは、</text:p>
            <text:p>同じネットワークであるが</text:p>
            <text:p>同じ衝突ドメインではない。</text:p>
          </draw:text-box>
        </draw:frame>
        <draw:rect draw:style-name="gr3" draw:text-style-name="P3" draw:layer="layout" svg:width="3cm" svg:height="1.5cm" svg:x="22.5cm" svg:y="9cm">
          <text:p text:style-name="P1"><text:span text:style-name="T2">MAC</text:span><text:span text:style-name="T2">アドレスの</text:span></text:p>
          <text:p text:style-name="P1"><text:span text:style-name="T2">テーブル</text:span></text:p>
        </draw:rect>
        <draw:rect draw:style-name="gr3" draw:text-style-name="P3" draw:layer="layout" svg:width="3cm" svg:height="1.5cm" svg:x="15cm" svg:y="6cm">
          <text:p text:style-name="P1"><text:span text:style-name="T2">MAC</text:span><text:span text:style-name="T2">アドレスの</text:span></text:p>
          <text:p text:style-name="P1"><text:span text:style-name="T2">テーブル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18T02:00:49.59</meta:creation-date>
    <dc:date>2010-11-28T22:37:13.45</dc:date>
    <meta:editing-duration>PT00H19M41S</meta:editing-duration>
    <meta:editing-cycles>4</meta:editing-cycles>
    <meta:generator>OpenOffice.org/3.2$Win32 OpenOffice.org_project/320m18$Build-9502</meta:generator>
    <meta:document-statistic meta:object-count="23"/>
  </office:meta>
</office:document-meta>
</file>